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e01" officeooo:paragraph-rsid="001f3e01"/>
    </style:style>
    <style:style style:name="P2" style:family="paragraph" style:parent-style-name="Standard">
      <style:text-properties officeooo:rsid="001f654a" officeooo:paragraph-rsid="001f654a"/>
    </style:style>
    <style:style style:name="P3" style:family="paragraph" style:parent-style-name="Standard">
      <style:text-properties officeooo:rsid="001f68ae" officeooo:paragraph-rsid="001f68ae"/>
    </style:style>
    <style:style style:name="P4" style:family="paragraph" style:parent-style-name="Standard">
      <style:text-properties officeooo:rsid="002041f8" officeooo:paragraph-rsid="002041f8"/>
    </style:style>
    <style:style style:name="P5" style:family="paragraph" style:parent-style-name="Standard">
      <style:text-properties officeooo:rsid="002041f8" officeooo:paragraph-rsid="002095a3"/>
    </style:style>
    <style:style style:name="P6" style:family="paragraph" style:parent-style-name="Standard">
      <style:text-properties officeooo:rsid="002041f8" officeooo:paragraph-rsid="0023b9b4"/>
    </style:style>
    <style:style style:name="P7" style:family="paragraph" style:parent-style-name="Standard">
      <style:text-properties officeooo:rsid="002041f8" officeooo:paragraph-rsid="0025760b"/>
    </style:style>
    <style:style style:name="P8" style:family="paragraph" style:parent-style-name="Standard">
      <style:text-properties officeooo:rsid="002041f8" officeooo:paragraph-rsid="0026647c"/>
    </style:style>
    <style:style style:name="P9" style:family="paragraph" style:parent-style-name="Standard">
      <style:text-properties officeooo:rsid="002041f8" officeooo:paragraph-rsid="0029c848"/>
    </style:style>
    <style:style style:name="P10" style:family="paragraph" style:parent-style-name="Standard">
      <style:text-properties officeooo:rsid="002041f8" officeooo:paragraph-rsid="002e254d"/>
    </style:style>
    <style:style style:name="P11" style:family="paragraph" style:parent-style-name="Standard">
      <style:text-properties officeooo:rsid="0029c848" officeooo:paragraph-rsid="0029c848"/>
    </style:style>
    <style:style style:name="P12" style:family="paragraph" style:parent-style-name="Standard">
      <style:text-properties officeooo:rsid="002b6dd5" officeooo:paragraph-rsid="002b6dd5"/>
    </style:style>
    <style:style style:name="P13" style:family="paragraph" style:parent-style-name="Standard">
      <style:text-properties officeooo:rsid="002b6dd5" officeooo:paragraph-rsid="002e254d"/>
    </style:style>
    <style:style style:name="P14" style:family="paragraph" style:parent-style-name="Standard">
      <style:text-properties officeooo:rsid="002e254d" officeooo:paragraph-rsid="003046c5"/>
    </style:style>
    <style:style style:name="P15" style:family="paragraph" style:parent-style-name="Standard">
      <style:text-properties officeooo:rsid="002e254d" officeooo:paragraph-rsid="003015f8"/>
    </style:style>
    <style:style style:name="P16" style:family="paragraph" style:parent-style-name="Standard">
      <style:text-properties officeooo:rsid="0031635b" officeooo:paragraph-rsid="0031635b"/>
    </style:style>
    <style:style style:name="P17" style:family="paragraph" style:parent-style-name="Standard">
      <style:text-properties officeooo:rsid="00318c9b" officeooo:paragraph-rsid="00318c9b"/>
    </style:style>
    <style:style style:name="P18" style:family="paragraph" style:parent-style-name="Standard">
      <style:text-properties officeooo:rsid="002095a3" officeooo:paragraph-rsid="002248fc"/>
    </style:style>
    <style:style style:name="P19" style:family="paragraph" style:parent-style-name="Standard">
      <style:text-properties officeooo:rsid="002248fc" officeooo:paragraph-rsid="0023b9b4"/>
    </style:style>
    <style:style style:name="P20" style:family="paragraph" style:parent-style-name="Standard">
      <style:text-properties officeooo:rsid="0023b9b4" officeooo:paragraph-rsid="0023b9b4"/>
    </style:style>
    <style:style style:name="P21" style:family="paragraph" style:parent-style-name="Standard">
      <style:text-properties officeooo:rsid="0023b9b4" officeooo:paragraph-rsid="0024438c"/>
    </style:style>
    <style:style style:name="P22" style:family="paragraph" style:parent-style-name="Standard">
      <style:text-properties officeooo:rsid="0024438c" officeooo:paragraph-rsid="0025760b"/>
    </style:style>
    <style:style style:name="P23" style:family="paragraph" style:parent-style-name="Standard">
      <style:text-properties officeooo:rsid="0026647c" officeooo:paragraph-rsid="0026647c"/>
    </style:style>
    <style:style style:name="P24" style:family="paragraph" style:parent-style-name="Standard">
      <style:text-properties officeooo:rsid="0027e557" officeooo:paragraph-rsid="0027e557"/>
    </style:style>
    <style:style style:name="P25" style:family="paragraph" style:parent-style-name="Standard">
      <style:text-properties officeooo:rsid="0027e557" officeooo:paragraph-rsid="0029c848"/>
    </style:style>
    <style:style style:name="P26" style:family="paragraph" style:parent-style-name="Standard">
      <style:text-properties officeooo:rsid="003015f8" officeooo:paragraph-rsid="003015f8"/>
    </style:style>
    <style:style style:name="P27" style:family="paragraph" style:parent-style-name="Standard">
      <style:text-properties officeooo:rsid="003255d1" officeooo:paragraph-rsid="003255d1"/>
    </style:style>
    <style:style style:name="P28" style:family="paragraph" style:parent-style-name="Standard">
      <style:text-properties officeooo:rsid="003364b0" officeooo:paragraph-rsid="003364b0"/>
    </style:style>
    <style:style style:name="P29" style:family="paragraph" style:parent-style-name="Standard">
      <style:text-properties officeooo:rsid="00349453" officeooo:paragraph-rsid="00349453"/>
    </style:style>
    <style:style style:name="P30" style:family="paragraph" style:parent-style-name="Standard">
      <style:text-properties officeooo:rsid="00372242" officeooo:paragraph-rsid="00372242"/>
    </style:style>
    <style:style style:name="P31" style:family="paragraph" style:parent-style-name="Standard">
      <style:text-properties officeooo:rsid="00388190" officeooo:paragraph-rsid="00388190"/>
    </style:style>
    <style:style style:name="P32" style:family="paragraph" style:parent-style-name="Standard">
      <style:text-properties officeooo:rsid="00388190" officeooo:paragraph-rsid="003a2293"/>
    </style:style>
    <style:style style:name="P33" style:family="paragraph" style:parent-style-name="Standard">
      <style:text-properties officeooo:rsid="003c007b" officeooo:paragraph-rsid="003c007b"/>
    </style:style>
    <style:style style:name="P34" style:family="paragraph" style:parent-style-name="Standard">
      <style:text-properties officeooo:rsid="003c007b" officeooo:paragraph-rsid="003cd8f4"/>
    </style:style>
    <style:style style:name="P35" style:family="paragraph" style:parent-style-name="Standard">
      <style:text-properties officeooo:rsid="003cd8f4" officeooo:paragraph-rsid="003cd8f4"/>
    </style:style>
    <style:style style:name="P36" style:family="paragraph" style:parent-style-name="Standard">
      <style:text-properties officeooo:rsid="003ce0f6" officeooo:paragraph-rsid="003ce0f6"/>
    </style:style>
    <style:style style:name="P37" style:family="paragraph" style:parent-style-name="Standard">
      <style:text-properties officeooo:rsid="003fbe14" officeooo:paragraph-rsid="003fbe14"/>
    </style:style>
    <style:style style:name="P38" style:family="paragraph" style:parent-style-name="Standard">
      <style:text-properties officeooo:rsid="0043716f" officeooo:paragraph-rsid="0043716f"/>
    </style:style>
    <style:style style:name="P39" style:family="paragraph" style:parent-style-name="Standard">
      <style:text-properties officeooo:rsid="00443652" officeooo:paragraph-rsid="00443652"/>
    </style:style>
    <style:style style:name="P40" style:family="paragraph" style:parent-style-name="Standard">
      <style:text-properties officeooo:rsid="0044aa4f" officeooo:paragraph-rsid="0044aa4f"/>
    </style:style>
    <style:style style:name="P41" style:family="paragraph" style:parent-style-name="Standard">
      <style:text-properties officeooo:rsid="0044aa4f" officeooo:paragraph-rsid="0044aa4f"/>
    </style:style>
    <style:style style:name="P42" style:family="paragraph" style:parent-style-name="Standard">
      <style:text-properties officeooo:rsid="0047f3ce" officeooo:paragraph-rsid="0047f3ce"/>
    </style:style>
    <style:style style:name="P43" style:family="paragraph" style:parent-style-name="Standard">
      <style:text-properties officeooo:rsid="0048d75b" officeooo:paragraph-rsid="0048d75b"/>
    </style:style>
    <style:style style:name="P44" style:family="paragraph" style:parent-style-name="Standard">
      <style:text-properties officeooo:rsid="0049f8ec" officeooo:paragraph-rsid="0049f8ec"/>
    </style:style>
    <style:style style:name="P45" style:family="paragraph" style:parent-style-name="Standard">
      <style:text-properties officeooo:rsid="004bf226" officeooo:paragraph-rsid="004bf226"/>
    </style:style>
    <style:style style:name="P46" style:family="paragraph" style:parent-style-name="Standard">
      <style:text-properties officeooo:rsid="004db7ea" officeooo:paragraph-rsid="004db7ea"/>
    </style:style>
    <style:style style:name="P47" style:family="paragraph" style:parent-style-name="Standard">
      <style:text-properties officeooo:rsid="004fed92" officeooo:paragraph-rsid="004fed92"/>
    </style:style>
    <style:style style:name="P48" style:family="paragraph" style:parent-style-name="Standard">
      <style:text-properties officeooo:rsid="00508337" officeooo:paragraph-rsid="00508337"/>
    </style:style>
    <style:style style:name="P49" style:family="paragraph" style:parent-style-name="Standard">
      <style:text-properties officeooo:rsid="00525b27" officeooo:paragraph-rsid="00525b27"/>
    </style:style>
    <style:style style:name="P50" style:family="paragraph" style:parent-style-name="Standard">
      <style:text-properties officeooo:rsid="0052cb18" officeooo:paragraph-rsid="0052cb18"/>
    </style:style>
    <style:style style:name="P51" style:family="paragraph" style:parent-style-name="Standard">
      <style:text-properties officeooo:rsid="00543745" officeooo:paragraph-rsid="005457c0"/>
    </style:style>
    <style:style style:name="P52" style:family="paragraph" style:parent-style-name="Standard">
      <style:text-properties officeooo:rsid="00543745" officeooo:paragraph-rsid="0055326b"/>
    </style:style>
    <style:style style:name="P53" style:family="paragraph" style:parent-style-name="Standard">
      <style:text-properties officeooo:rsid="0056c4ca" officeooo:paragraph-rsid="0056c4ca"/>
    </style:style>
    <style:style style:name="P54" style:family="paragraph" style:parent-style-name="Standard">
      <style:text-properties officeooo:rsid="005886d4" officeooo:paragraph-rsid="005886d4"/>
    </style:style>
    <style:style style:name="P55" style:family="paragraph" style:parent-style-name="Standard">
      <style:text-properties officeooo:rsid="0059dc88" officeooo:paragraph-rsid="0059dc88"/>
    </style:style>
    <style:style style:name="T1" style:family="text">
      <style:text-properties officeooo:rsid="001f68ae"/>
    </style:style>
    <style:style style:name="T2" style:family="text">
      <style:text-properties officeooo:rsid="003a2293"/>
    </style:style>
    <style:style style:name="T3" style:family="text">
      <style:text-properties officeooo:rsid="003dc59f"/>
    </style:style>
    <style:style style:name="T4" style:family="text">
      <style:text-properties officeooo:rsid="00417889"/>
    </style:style>
    <style:style style:name="T5" style:family="text">
      <style:text-properties officeooo:rsid="004ab36a"/>
    </style:style>
    <style:style style:name="T6" style:family="text">
      <style:text-properties officeooo:rsid="004f7a75"/>
    </style:style>
    <style:style style:name="T7" style:family="text">
      <style:text-properties officeooo:rsid="00508337"/>
    </style:style>
    <style:style style:name="T8" style:family="text">
      <style:text-properties officeooo:rsid="005457c0"/>
    </style:style>
    <style:style style:name="T9" style:family="text">
      <style:text-properties officeooo:rsid="0055326b"/>
    </style:style>
    <style:style style:name="T10" style:family="text">
      <style:text-properties officeooo:rsid="0059dc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Penetration testing intro</text:p>
      <text:p text:style-name="P1"/>
      <text:p text:style-name="P1">fasi </text:p>
      <text:p text:style-name="P1">costo </text:p>
      <text:p text:style-name="P1">definizione perimetro – dispositivi analisi</text:p>
      <text:p text:style-name="P1">responsabilita legali – utilizzo dati personali penetraiton tester regole ingaggio permessi fisici</text:p>
      <text:p text:style-name="P2">tipo PT necessario <text:span text:style-name="T1">web o infrastrutturale</text:span></text:p>
      <text:p text:style-name="P2"/>
      <text:p text:style-name="P3">web application PT web app vettori di attacco relativi</text:p>
      <text:p text:style-name="P3">pt infrastrutturale <text:s/>test server dispositivi di rete e sicurezza </text:p>
      <text:p text:style-name="P3"/>
      <text:p text:style-name="P4">metodologie PT</text:p>
      <text:p text:style-name="P4"/>
      <text:p text:style-name="P4">white box: informazioni infrastruttura ottenute</text:p>
      <text:p text:style-name="P4">grey box: fornite alcune info ovvie scopo accorciamento information gatheringh </text:p>
      <text:p text:style-name="P5">black box: nessuna informazione disponibile </text:p>
      <text:p text:style-name="P5"/>
      <text:p text:style-name="P18">individuazione caratteristiche tecniche ip servizzi dispositivi in scope</text:p>
      <text:p text:style-name="P19">PT web domimio sotto-dominio risorse technologie utilizzate</text:p>
      <text:p text:style-name="P6"/>
      <text:p text:style-name="P20">raccolta informazioni </text:p>
      <text:p text:style-name="P21">attiva tool esempio richieste dns server e-mail reverse look up </text:p>
      <text:p text:style-name="P22">passiva recuperate disonibilita pubblica</text:p>
      <text:p text:style-name="P7"/>
      <text:p text:style-name="P23">fase scansione</text:p>
      <text:p text:style-name="P23">obbiettivo ottenimento informazioni </text:p>
      <text:p text:style-name="P23">host attivi </text:p>
      <text:p text:style-name="P23">servizi attivi </text:p>
      <text:p text:style-name="P23">porte aperte </text:p>
      <text:p text:style-name="P23">sistemi operativi</text:p>
      <text:p text:style-name="P8"/>
      <text:p text:style-name="P24">3 tipi scansione:</text:p>
      <text:p text:style-name="P24">tcp invasiva</text:p>
      <text:p text:style-name="P24">syn leggera</text:p>
      <text:p text:style-name="P25">udp solo porte protocollo</text:p>
      <text:p text:style-name="P9"/>
      <text:p text:style-name="P11">scansioni controllano stato porte tramite risposta</text:p>
      <text:p text:style-name="P11">aperta positiva</text:p>
      <text:p text:style-name="P11">chiusa negativa</text:p>
      <text:p text:style-name="P11">filtrata nessuna</text:p>
      <text:p text:style-name="P11"/>
      <text:p text:style-name="P12">tecniche individuazione </text:p>
      <text:p text:style-name="P12">servizzi banner grabbing</text:p>
      <text:p text:style-name="P13">os fingerprinting utilizzando differenza implementazione tcp/ip </text:p>
      <text:p text:style-name="P10"><text:soft-page-break/></text:p>
      <text:p text:style-name="P16">iptable -L impostazione chain corrente </text:p>
      <text:p text:style-name="P17">-I modifica singola chain </text:p>
      <text:p text:style-name="P17">comandi ammessi action protocol port </text:p>
      <text:p text:style-name="P17"/>
      <text:p text:style-name="P17"/>
      <text:p text:style-name="P14"/>
      <text:p text:style-name="P14"/>
      <text:p text:style-name="P14"/>
      <text:p text:style-name="P14"/>
      <text:p text:style-name="P14">firewal linux</text:p>
      <text:p text:style-name="P15">iptables regole contesto chain</text:p>
      <text:p text:style-name="P26">tipi di chain <text:s/></text:p>
      <text:p text:style-name="P26">input pkg entrata </text:p>
      <text:p text:style-name="P26">output pkg uscita</text:p>
      <text:p text:style-name="P26">forwarde pachetti in transito <text:s/></text:p>
      <text:p text:style-name="P26"/>
      <text:p text:style-name="P27">valutazione vulnerabilita </text:p>
      <text:p text:style-name="P28">manuale </text:p>
      <text:p text:style-name="P28">automatica</text:p>
      <text:p text:style-name="P27">costruzione lista vulnerabilita dispositivi scansionati</text:p>
      <text:p text:style-name="P27"/>
      <text:p text:style-name="P29">manulale solitamente falsi positivi </text:p>
      <text:p text:style-name="P29"/>
      <text:p text:style-name="P30">fase exploit</text:p>
      <text:p text:style-name="P33"/>
      <text:p text:style-name="P30">veriffica effettivo sfruttamento vulnerabilita </text:p>
      <text:p text:style-name="P31">stesura poc dettagliata </text:p>
      <text:p text:style-name="P32">configurazioni </text:p>
      <text:p text:style-name="P32">tecniche</text:p>
      <text:p text:style-name="P32"><text:span text:style-name="T2">pratica contestualmente rischi vulnerabilita impatti post exploit</text:span> </text:p>
      <text:p text:style-name="P32"/>
      <text:p text:style-name="P35">post exploitation</text:p>
      <text:p text:style-name="P35"/>
      <text:p text:style-name="P34">obbiettivo determinazione valore asset/accessi </text:p>
      <text:p text:style-name="P36">tool utili keylogger backdo<text:span text:style-name="T3">o</text:span>r</text:p>
      <text:p text:style-name="P36"/>
      <text:p text:style-name="P37">fase di report </text:p>
      <text:p text:style-name="P37">relazione al cliente </text:p>
      <text:p text:style-name="P37"/>
      <text:p text:style-name="P37">techniche </text:p>
      <text:p text:style-name="P37">vulnerabilita </text:p>
      <text:p text:style-name="P37">vettori attacco </text:p>
      <text:p text:style-name="P37">analisi rischio <text:span text:style-name="T4">scooring vulnerabilita</text:span></text:p>
      <text:p text:style-name="P37">azioni raccomandate con roadmap(passi in finestra temporale)</text:p>
      <text:p text:style-name="P37"/>
      <text:p text:style-name="P38">analisi del rischio </text:p>
      <text:p text:style-name="P38">rischio del sistema informatico </text:p>
      <text:p text:style-name="P38">priorita azioni rimedio </text:p>
      <text:p text:style-name="P38"><text:soft-page-break/>basso </text:p>
      <text:p text:style-name="P38">alto </text:p>
      <text:p text:style-name="P38"/>
      <text:p text:style-name="P39">rischio residuo rischio iniziale – rischio post misure rimedio </text:p>
      <text:p text:style-name="P39"/>
      <text:p text:style-name="P40">rischio residuo gestito attraverso scelte</text:p>
      <text:p text:style-name="P40">ripetere test – risorsa critica – rischio alto </text:p>
      <text:p text:style-name="P40">accettare il rischio – asset scarsi – basso </text:p>
      <text:p text:style-name="P40">eliminare asset </text:p>
      <text:p text:style-name="P40">trasferimento rischio a terzi</text:p>
      <text:p text:style-name="P40"/>
      <text:p text:style-name="P42">information gathering</text:p>
      <text:p text:style-name="P42"/>
      <text:p text:style-name="P42"/>
      <text:p text:style-name="P42">google hacking</text:p>
      <text:p text:style-name="P42"/>
      <text:p text:style-name="P42">operatori </text:p>
      <text:p text:style-name="P42">and or not </text:p>
      <text:p text:style-name="P42">frase inclusa apice </text:p>
      <text:p text:style-name="P42">operatore:testo </text:p>
      <text:p text:style-name="P42">composizione operatori </text:p>
      <text:p text:style-name="P42"/>
      <text:p text:style-name="P43">operatori avanzati </text:p>
      <text:p text:style-name="P43">intitile ricerca tag title </text:p>
      <text:p text:style-name="P43"/>
      <text:p text:style-name="P43">inurl ricerca url simili</text:p>
      <text:p text:style-name="P44">site ricerca dominio e sottodominio <text:span text:style-name="T5">perimetri esposizione web </text:span></text:p>
      <text:p text:style-name="P45">filetype</text:p>
      <text:p text:style-name="P46">link url relativo/<text:span text:style-name="T6">assoluto server-name</text:span></text:p>
      <text:p text:style-name="P46"/>
      <text:p text:style-name="P47">cache host/name <text:span text:style-name="T7">url recupero copie pagine mantenute</text:span></text:p>
      <text:p text:style-name="P48">visione post rimozione web</text:p>
      <text:p text:style-name="P48"/>
      <text:p text:style-name="P49">numrange cerca range numeri </text:p>
      <text:p text:style-name="P49"/>
      <text:p text:style-name="P50">phonebook varianti:</text:p>
      <text:p text:style-name="P50">rphonebook – privati e residenziali </text:p>
      <text:p text:style-name="P50">bphonebook – buisness</text:p>
      <text:p text:style-name="P51">directory listing <text:span text:style-name="T8">pagina web lista file system espone informazioni libere </text:span></text:p>
      <text:p text:style-name="P52"><text:span text:style-name="T8">accesso senza permessi </text:span></text:p>
      <text:p text:style-name="P52"><text:span text:style-name="T9">directory traversal spostamento vertical orizzontale</text:span> </text:p>
      <text:p text:style-name="P52"/>
      <text:p text:style-name="P53">recupero informazioni generali dipartimenti numeri telefonici email social tutte info personali possibili </text:p>
      <text:p text:style-name="P53"/>
      <text:p text:style-name="P54">web crowler <text:span text:style-name="T10">ricerca sottodomini mappa di rete migliore</text:span></text:p>
      <text:p text:style-name="P54"/>
      <text:p text:style-name="P55"/>
      <text:p text:style-name="P55"/>
      <text:p text:style-name="P55"/>
      <text:p text:style-name="P55"><text:soft-page-break/></text:p>
      <text:p text:style-name="P55">tools </text:p>
      <text:p text:style-name="P55">the harves email</text:p>
      <text:p text:style-name="P55">recon-ng mail databaes ecc.</text:p>
      <text:p text:style-name="P55">Maltego osource inteligence/forens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9T10:27:03.639604739</meta:creation-date>
    <dc:date>2023-08-24T11:20:33.434460064</dc:date>
    <meta:editing-duration>P1DT9H27M23S</meta:editing-duration>
    <meta:editing-cycles>49</meta:editing-cycles>
    <meta:generator>LibreOffice/6.1.5.2$Linux_X86_64 LibreOffice_project/10$Build-2</meta:generator>
    <meta:document-statistic meta:table-count="0" meta:image-count="0" meta:object-count="0" meta:page-count="4" meta:paragraph-count="103" meta:word-count="391" meta:character-count="3154" meta:non-whitespace-character-count="2798"/>
  </office:meta>
</office:document-meta>
</file>